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text-properties style:font-name="monospace" officeooo:paragraph-rsid="00057837"/>
    </style:style>
    <style:style style:name="P2" style:family="paragraph" style:parent-style-name="Standard">
      <style:paragraph-properties fo:break-before="page"/>
      <style:text-properties style:font-name="monospace" officeooo:paragraph-rsid="00057837"/>
    </style:style>
    <style:style style:name="P3" style:family="paragraph" style:parent-style-name="Standard">
      <style:text-properties style:font-name="monospace" officeooo:paragraph-rsid="00057837"/>
    </style:style>
    <style:style style:name="T1" style:family="text">
      <style:text-properties fo:color="#000000" loext:opacity="100%"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ach year, approximately 15,780 children in the United States are diagnosed with cancer, with pediatric brain tumors being the leading cause of death by disease among child</text:span>ren in Kentucky and nationwide, prompting the establishment of the Kentucky Pediatric Cancer Research Trust Fund (KPCRTF) in 2015 to ensure access to advanced cancer research and treatment, alongside psychosocial support and long-term survivorship focus. </text:p>
      <text:p text:style-name="P1"/>
      <text:p text:style-name="P1">The Kentucky General Assembly set a national precedent by funding childhood cancer research with $1,000,000 in 2018, leading to significant findings on pediatric brain tumor rates and new treatment options like CAR-T therapy and a multi-centered phase-one trial<text:line-break/>for Medulloblastoma, with continued state funding reaching a total of $8,500,000 since the KPCRTF's inception, influencing other states to allocate over $10,000,000 for similar efforts. </text:p>
      <text:p text:style-name="P1"/>
      <text:p text:style-name="P1">Despite challenges posed by the COVID-19 pandemic, Governor Andy Beshear and the state legislature have consistently supported the KPCRTF with appropriations, culminating in $3,000,000 designated for fiscal years 2025 and 2026, demonstrating a strong commitment to addressing the urgent needs of children and families affected by<text:line-break/>childhood cancer in Kentucky.<text:line-break/><text:line-break/></text:p>
      <text:p text:style-name="P2">Here is a summary of the "Childhood Cancer in Kentucky 2012-2021" report from the Kentucky Cancer Registry:</text:p>
      <text:p text:style-name="P1"/>
      <text:p text:style-name="P1">Overview:</text:p>
      <text:p text:style-name="P1">Timeframe: The report covers childhood cancer incidence from 2012 to 2021.</text:p>
      <text:p text:style-name="P1">Definition: Childhood cancer is defined as all newly diagnosed malignant invasive neoplasms among individuals under 20 years old in Kentucky.</text:p>
      <text:p text:style-name="P1"/>
      <text:p text:style-name="P1">Key Statistics:</text:p>
      <text:p text:style-name="P1">Total Cases: 2,276 new cases were diagnosed over the decade.</text:p>
      <text:p text:style-name="P1">Sex Distribution: 54% of cases were male, and 46% were female.</text:p>
      <text:p text:style-name="P1">Age at Diagnosis: </text:p>
      <text:p text:style-name="P1">Most common ages for diagnosis: 0-4 years (376 male, 327 female) and 15-19 years (346 male, 362 female).</text:p>
      <text:p text:style-name="P1">Less common ages: 5-9 years (235 male, 205 female) and 10-14 years (162 male, 162 female).</text:p>
      <text:p text:style-name="P1"/>
      <text:p text:style-name="P1">Cancer Types:</text:p>
      <text:p text:style-name="P1">Most Frequent Types:</text:p>
      <text:p text:style-name="P1">Leukemia (22%)</text:p>
      <text:p text:style-name="P1">Brain and Central Nervous System (CNS) Tumors (20%)</text:p>
      <text:p text:style-name="P1">Lymphoma (16%)</text:p>
      <text:p text:style-name="P1">Epithelial Tumors and Melanoma (14%)</text:p>
      <text:p text:style-name="P1">Age Distribution by Type: </text:p>
      <text:p text:style-name="P1">Hepatic tumors more in 0-4 year-olds.</text:p>
      <text:p text:style-name="P1">Leukemia peaks in 0-4 and 5-9 year-olds.</text:p>
      <text:p text:style-name="P1">Brain and CNS tumors more prevalent in 5-9 year-olds.</text:p>
      <text:p text:style-name="P1">Lymphoma and epithelial tumors increase with age.</text:p>
      <text:p text:style-name="P1"/>
      <text:p text:style-name="P1">Rates and Trends:</text:p>
      <text:p text:style-name="P1">Age-Adjusted Incidence Rate: 200.1 per million for both sexes, with higher rates for males (209.2) than females (190.5).</text:p>
      <text:p text:style-name="P1">Trends: </text:p>
      <text:p text:style-name="P1">An increase in incidence rates by 2.7% annually from 2012-2018, followed by a decrease of 6.4% annually from 2018-2021.</text:p>
      <text:p text:style-name="P1">Noted impact from the COVID-19 pandemic on data completeness from 2019-2021.</text:p>
      <text:p text:style-name="P1"/>
      <text:p text:style-name="P1">Geographical Distribution:</text:p>
      <text:p text:style-name="P1"><text:soft-page-break/>Regional Variation: Higher incidence rates in Eastern Kentucky, particularly in the Appalachian region (209.9 per million vs. 196.7 in non-Appalachian areas).</text:p>
      <text:p text:style-name="P1">Urban vs. Rural: Rural regions had slightly higher rates (207.7 vs. 194.9 in urban regions).</text:p>
      <text:p text:style-name="P1"/>
      <text:p text:style-name="P1">Comparison with U.S. Rates:</text:p>
      <text:p text:style-name="P1">Kentucky's overall childhood cancer incidence rate is 4.78% higher than the national average. </text:p>
      <text:p text:style-name="P1">Specific cancers like brain and CNS tumors, epithelial tumors, and melanoma are significantly higher in Kentucky compared to the U.S.</text:p>
      <text:p text:style-name="P1"/>
      <text:p text:style-name="P1">Research and Funding:</text:p>
      <text:p text:style-name="P1">The Kentucky Cancer Registry (KCR) is supported by state legislation, CDC's NPCR, and the National Cancer Institute's SEER program, with additional involvement in national childhood cancer registry initiatives.</text:p>
      <text:p text:style-name="P1"/>
      <text:p text:style-name="P1">Additional Notes:</text:p>
      <text:p text:style-name="P1">The document emphasizes the burden of cancer on children and families, highlighting long-term survival rates and the economic and social impacts of the disease.</text:p>
      <text:p text:style-name="P1">It provides acknowledgment of the various medical facilities and professionals contributing to data collection and cancer research in Kentucky.</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8T22:09:32.768142685</meta:creation-date>
    <dc:date>2025-01-28T22:18:59.625235507</dc:date>
    <meta:editing-duration>PT3M4S</meta:editing-duration>
    <meta:editing-cycles>3</meta:editing-cycles>
    <meta:generator>LibreOffice/7.3.7.2$Linux_X86_64 LibreOffice_project/30$Build-2</meta:generator>
    <meta:document-statistic meta:table-count="0" meta:image-count="0" meta:object-count="0" meta:page-count="3" meta:paragraph-count="40" meta:word-count="541" meta:character-count="3690" meta:non-whitespace-character-count="3181"/>
  </office:meta>
</office:document-meta>
</file>